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52" table:default-cell-style-name="Default"/>
        <table:table-row table:style-name="ro1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34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65</text:p>
          </table:table-cell>
          <table:table-cell office:value-type="string" calcext:value-type="string">
            <text:p>x71</text:p>
          </table:table-cell>
          <table:table-cell office:value-type="string" calcext:value-type="string">
            <text:p>x72</text:p>
          </table:table-cell>
          <table:table-cell office:value-type="string" calcext:value-type="string">
            <text:p>x73</text:p>
          </table:table-cell>
          <table:table-cell office:value-type="string" calcext:value-type="string">
            <text:p>x74</text:p>
          </table:table-cell>
          <table:table-cell office:value-type="string" calcext:value-type="string">
            <text:p>x81</text:p>
          </table:table-cell>
          <table:table-cell office:value-type="string" calcext:value-type="string">
            <text:p>x82</text:p>
          </table:table-cell>
          <table:table-cell office:value-type="string" calcext:value-type="string">
            <text:p>x83</text:p>
          </table:table-cell>
          <table:table-cell office:value-type="string" calcext:value-type="string">
            <text:p>x84</text:p>
          </table:table-cell>
          <table:table-cell office:value-type="string" calcext:value-type="string">
            <text:p>x91</text:p>
          </table:table-cell>
          <table:table-cell office:value-type="string" calcext:value-type="string">
            <text:p>x92</text:p>
          </table:table-cell>
          <table:table-cell office:value-type="string" calcext:value-type="string">
            <text:p>x93</text:p>
          </table:table-cell>
          <table:table-cell office:value-type="string" calcext:value-type="string">
            <text:p>x94</text:p>
          </table:table-cell>
          <table:table-cell office:value-type="string" calcext:value-type="string">
            <text:p>x105</text:p>
          </table:table-cell>
          <table:table-cell office:value-type="string" calcext:value-type="string">
            <text:p>x111</text:p>
          </table:table-cell>
          <table:table-cell office:value-type="string" calcext:value-type="string">
            <text:p>x112</text:p>
          </table:table-cell>
          <table:table-cell office:value-type="string" calcext:value-type="string">
            <text:p>x113</text:p>
          </table:table-cell>
          <table:table-cell office:value-type="string" calcext:value-type="string">
            <text:p>x114</text:p>
          </table:table-cell>
          <table:table-cell table:number-columns-repeated="4"/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swer</text:p>
          </table:table-cell>
          <table:table-cell table:number-columns-repeated="2"/>
          <table:table-cell office:value-type="string" calcext:value-type="string">
            <text:p>AX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AR2:.AR39]; [.AT2:.AT39])" office:value-type="float" office:value="38.6871592860545" calcext:value-type="float">
            <text:p>38.6871592861</text:p>
          </table:table-cell>
          <table:table-cell/>
          <table:table-cell table:style-name="ce1"/>
          <table:table-cell table:formula="of:=MMULT([.B2:.AM2];[.AT2:.AT39])" office:value-type="float" office:value="0.999999999999998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1.50168021228865" calcext:value-type="float">
            <text:p>1.5016802123</text:p>
          </table:table-cell>
          <table:table-cell/>
          <table:table-cell table:style-name="ce1"/>
          <table:table-cell table:number-columns-repeated="2"/>
          <table:table-cell table:formula="of:=MMULT([.B3:.AM3];[.AT2:.AT39])" office:value-type="float" office:value="-2.22044604925031E-016" calcext:value-type="float">
            <text:p>-2.22044604925031E-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4:.AM4];[.AT2:.AT39])" office:value-type="float" office:value="8.32667268468867E-017" calcext:value-type="float">
            <text:p>8.32667268468867E-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5:.AM5];[.AT2:.AT39])" office:value-type="float" office:value="-1.04083408558608E-015" calcext:value-type="float">
            <text:p>-1.04083408558608E-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1.20134416983092" calcext:value-type="float">
            <text:p>1.2013441698</text:p>
          </table:table-cell>
          <table:table-cell table:number-columns-repeated="4"/>
          <table:table-cell table:formula="of:=MMULT([.B6:.AM6];[.AT2:.AT39])" office:value-type="float" office:value="2.22044604925031E-016" calcext:value-type="float">
            <text:p>2.22044604925031E-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7:.AM7];[.AT2:.AT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8:.AM8];[.AT2:.AT39])" office:value-type="float" office:value="2.1094237467878E-015" calcext:value-type="float">
            <text:p>2.1094237467878E-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9:.AM9];[.AT2:.AT39])" office:value-type="float" office:value="3.06699110552699E-015" calcext:value-type="float">
            <text:p>3.06699110552699E-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10:.AM10];[.AT2:.AT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11:.AM11];[.AT2:.AT39])" office:value-type="float" office:value="1.11022302462516E-016" calcext:value-type="float">
            <text:p>1.11022302462516E-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MMULT([.B12:.AM12];[.AT2:.AT39])" office:value-type="float" office:value="-3.5527136788005E-015" calcext:value-type="float">
            <text:p>-3.5527136788005E-0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.289222217595869" calcext:value-type="float">
            <text:p>0.2892222176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1.10131974607417" calcext:value-type="float">
            <text:p>1.1013197461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.122368860674908" calcext:value-type="float">
            <text:p>0.1223688607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75" calcext:value-type="float">
            <text:p>-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.990853023823572" calcext:value-type="float">
            <text:p>0.9908530238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1.09797226964234" calcext:value-type="float">
            <text:p>1.0979722696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75" calcext:value-type="float">
            <text:p>75</text:p>
          </table:table-cell>
          <table:table-cell/>
          <table:table-cell office:value-type="float" office:value="0.879865583016907" calcext:value-type="float">
            <text:p>0.879865583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.975975350793187" calcext:value-type="float">
            <text:p>0.9759753508</text:p>
          </table:table-cell>
          <table:table-cell table:number-columns-repeated="6"/>
        </table:table-row>
        <table:table-row table:style-name="ro2">
          <table:table-cell table:number-columns-repeated="43"/>
          <table:table-cell office:value-type="float" office:value="-3.75" calcext:value-type="float">
            <text:p>-3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2"/>
        </table:table-row>
        <table:table-row table:style-name="ro2">
          <table:table-cell table:number-columns-repeated="32"/>
          <table:table-cell table:style-name="ce1"/>
          <table:table-cell table:number-columns-repeated="19"/>
        </table:table-row>
        <table:table-row table:style-name="ro2" table:number-rows-repeated="5">
          <table:table-cell table:number-columns-repeated="52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matrix-columns-spanned="3" table:number-matrix-rows-spanned="3" table:formula="of:=MMULT([.X47:.Z49];[.AB47:.AD4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2:11:02.76849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8:40:12.204797706</meta:creation-date>
    <meta:editing-duration>PT1H7M27S</meta:editing-duration>
    <meta:editing-cycles>7</meta:editing-cycles>
    <meta:generator>LibreOffice/4.2.7.2$Linux_X86_64 LibreOffice_project/420m0$Build-2</meta:generator>
    <dc:date>2015-03-16T12:36:33.517315143</dc:date>
    <meta:document-statistic meta:table-count="1" meta:cell-count="598" meta:object-count="0"/>
  </office:meta>
</office:document-meta>
</file>